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2fddd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ca2c9" officeooo:paragraph-rsid="005c93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d9a5f" officeooo:paragraph-rsid="002de9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d2a53"/>
    </style:style>
    <style:style style:name="P8" style:family="paragraph" style:parent-style-name="Standard">
      <style:paragraph-properties fo:text-align="start" style:justify-single-word="false"/>
      <style:text-properties officeooo:paragraph-rsid="002a840a"/>
    </style:style>
    <style:style style:name="P9" style:family="paragraph" style:parent-style-name="Standard">
      <style:paragraph-properties fo:text-align="start" style:justify-single-word="false"/>
      <style:text-properties officeooo:paragraph-rsid="006201dc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201d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201dc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e73b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2de971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47b9f7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4e73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53a1c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4e73b" officeooo:paragraph-rsid="0044e73b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4e73b" officeooo:paragraph-rsid="0047b9f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ccbad" officeooo:paragraph-rsid="002fddd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ccbad" officeooo:paragraph-rsid="00598658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de971" officeooo:paragraph-rsid="002de971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2a53" officeooo:paragraph-rsid="005dd6d6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d2a53" officeooo:paragraph-rsid="004e0a8e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d854f" officeooo:paragraph-rsid="005dd6d6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b44f4" officeooo:paragraph-rsid="005b44f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25c7b" officeooo:paragraph-rsid="0044e73b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425c7b" officeooo:paragraph-rsid="0047b9f7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44e73b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2de971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47b9f7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4e0a8e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5dd6d6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de971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25c7b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4d7c48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25c7b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4e73b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a4265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5e6c6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e0a8e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e73b" style:font-weight-asian="bold" style:font-weight-complex="bold"/>
    </style:style>
    <style:style style:name="T15" style:family="text">
      <style:text-properties fo:font-weight="bold" officeooo:rsid="0047b9f7" style:font-weight-asian="bold" style:font-weight-complex="bold"/>
    </style:style>
    <style:style style:name="T16" style:family="text">
      <style:text-properties fo:font-weight="bold" officeooo:rsid="0053a1c6" style:font-weight-asian="bold" style:font-weight-complex="bold"/>
    </style:style>
    <style:style style:name="T17" style:family="text">
      <style:text-properties fo:font-weight="bold" officeooo:rsid="00565ad8" style:font-weight-asian="bold" style:font-weight-complex="bold"/>
    </style:style>
    <style:style style:name="T18" style:family="text">
      <style:text-properties fo:font-weight="bold" officeooo:rsid="00598658" style:font-weight-asian="bold" style:font-weight-complex="bold"/>
    </style:style>
    <style:style style:name="T19" style:family="text">
      <style:text-properties fo:font-weight="bold" officeooo:rsid="005dd6d6" style:font-weight-asian="bold" style:font-weight-complex="bold"/>
    </style:style>
    <style:style style:name="T20" style:family="text">
      <style:text-properties officeooo:rsid="00242ae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425c7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44e73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2de97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47b9f7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4b9732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e0a8e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598658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b1346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5e6c6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61fa23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normal" officeooo:rsid="00625d29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425c7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44e73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47b9f7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4e0a8e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521caf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537b2a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bold" officeooo:rsid="00598658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1" fo:font-size="12pt" fo:font-weight="bold" officeooo:rsid="004d2a53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weight="bold" officeooo:rsid="005d0d2c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1" fo:font-size="12pt" fo:font-weight="bold" officeooo:rsid="005dd6d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1" fo:font-size="12pt" fo:font-weight="bold" officeooo:rsid="005b1346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1" fo:font-size="12pt" fo:font-weight="bold" officeooo:rsid="005e6c6b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1" fo:font-size="12pt" fo:font-weight="bold" officeooo:rsid="002a840a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1" fo:font-size="12pt" fo:font-weight="bold" officeooo:rsid="0060526b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1" fo:font-size="12pt" fo:font-weight="bold" officeooo:rsid="0060edc2" style:font-size-asian="12pt" style:font-weight-asian="bold" style:font-size-complex="12pt" style:font-weight-complex="bold"/>
    </style:style>
    <style:style style:name="T53" style:family="text">
      <style:text-properties officeooo:rsid="0044e73b"/>
    </style:style>
    <style:style style:name="T54" style:family="text">
      <style:text-properties officeooo:rsid="00479d95"/>
    </style:style>
    <style:style style:name="T55" style:family="text">
      <style:text-properties officeooo:rsid="0047b9f7"/>
    </style:style>
    <style:style style:name="T56" style:family="text">
      <style:text-properties style:font-name="DejaVu Sans Condensed" fo:font-weight="bold" officeooo:rsid="0047b9f7" style:font-weight-asian="bold" style:font-weight-complex="bold"/>
    </style:style>
    <style:style style:name="T57" style:family="text">
      <style:text-properties style:font-name="DejaVu Sans Condensed" fo:font-weight="bold" officeooo:rsid="0047b9f7" style:font-name-asian="DejaVu Sans Condensed" style:font-weight-asian="bold" style:font-name-complex="DejaVu Sans Condensed" style:font-weight-complex="bold"/>
    </style:style>
    <style:style style:name="T58" style:family="text">
      <style:text-properties style:font-name-asian="NSimSun" style:font-name-complex="Arial1"/>
    </style:style>
    <style:style style:name="T59" style:family="text">
      <style:text-properties officeooo:rsid="0047b9f7" style:font-name-asian="NSimSun" style:font-name-complex="Arial1"/>
    </style:style>
    <style:style style:name="T60" style:family="text">
      <style:text-properties officeooo:rsid="00565ad8"/>
    </style:style>
    <style:style style:name="T61" style:family="text">
      <style:text-properties officeooo:rsid="0057bc93"/>
    </style:style>
    <style:style style:name="T62" style:family="text">
      <style:text-properties officeooo:rsid="005d854f"/>
    </style:style>
    <style:style style:name="T63" style:family="text">
      <style:text-properties officeooo:rsid="005d0d2c"/>
    </style:style>
    <style:style style:name="T64" style:family="text">
      <style:text-properties officeooo:rsid="005dd6d6"/>
    </style:style>
    <style:style style:name="T65" style:family="text">
      <style:text-properties officeooo:rsid="00608c45"/>
    </style:style>
    <style:style style:name="T6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66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9"><text:span text:style-name="T43">3</text:span><text:span text:style-name="T52">0</text:span><text:span text:style-name="T43">3</text:span><text:span text:style-name="T41"> - </text:span><text:span text:style-name="T42">Flight - </text:span><text:span text:style-name="T41">Landing</text:span></text:p>
      <text:p text:style-name="P4"/>
      <text:p text:style-name="P1">Shore Landing</text:p>
      <text:list text:style-name="L1">
        <text:list-item>
          <text:p text:style-name="P12"><text:span text:style-name="T6">A</text:span><text:span text:style-name="T7">NTI-SKID SPOILER BK</text:span><text:span text:style-name="T3"> switch ... </text:span><text:span text:style-name="T7">BOTH</text:span><text:span text:style-name="T3"> (front left panel, bottom)</text:span></text:p>
        </text:list-item>
        <text:list-item>
          <text:p text:style-name="P15"><text:span text:style-name="T13">HOOK BYPASS</text:span> switch ... <text:span text:style-name="T13">FIELD</text:span> (right console)</text:p>
        </text:list-item>
        <text:list-item>
          <text:p text:style-name="P27"><text:span text:style-name="T5">Display Mode</text:span><text:span text:style-name="T1"> button ... </text:span><text:span text:style-name="T8">LDG</text:span><text:span text:style-name="T1"> (front right panel) (</text:span><text:span text:style-name="T5">Mode dial </text:span><text:span text:style-name="T8">5</text:span><text:span text:style-name="T1">)</text:span></text:p>
        </text:list-item>
        <text:list-item>
          <text:p text:style-name="P15"><text:span text:style-name="T13">Wing Sweep</text:span> ... <text:span text:style-name="T13">Auto</text:span> (<text:span text:style-name="T16">shift-</text:span><text:span text:style-name="T13">Top Hat up</text:span>)</text:p>
        </text:list-item>
        <text:list-item>
          <text:p text:style-name="P17"><text:span text:style-name="T13">Speed brakes</text:span> ... <text:span text:style-name="T13">Deploy</text:span> and keep out through landing</text:p>
        </text:list-item>
        <text:list-item>
          <text:p text:style-name="P29"><text:span text:style-name="T24">At </text:span><text:span text:style-name="T36">250 kts:</text:span><text:span text:style-name="T24"> </text:span><text:span text:style-name="T37">Landing g</text:span><text:span text:style-name="T36">ear</text:span><text:span text:style-name="T24"> ... </text:span><text:span text:style-name="T37">D</text:span><text:span text:style-name="T36">own</text:span></text:p>
        </text:list-item>
        <text:list-item>
          <text:p text:style-name="P29"><text:span text:style-name="T24">At </text:span><text:span text:style-name="T36">225 kts:</text:span><text:span text:style-name="T24"> </text:span><text:span text:style-name="T37">F</text:span><text:span text:style-name="T36">laps</text:span><text:span text:style-name="T24"> ... </text:span><text:span text:style-name="T37">D</text:span><text:span text:style-name="T36">own</text:span></text:p>
        </text:list-item>
        <text:list-item>
          <text:p text:style-name="P29"><text:span text:style-name="T34">After flaps down: </text:span><text:span text:style-name="T37">DLC</text:span><text:span text:style-name="T26"> (</text:span><text:span text:style-name="T27">Direct</text:span><text:span text:style-name="T26"> Lift Control) ... </text:span><text:span text:style-name="T37">Activate</text:span><text:span text:style-name="T24"> (</text:span><text:span text:style-name="T36">Gray Reset Hat press</text:span><text:span text:style-name="T24">, </text:span><text:span text:style-name="T26">flaps must be down</text:span><text:span text:style-name="T24">)</text:span></text:p>
        </text:list-item>
        <text:list-item>
          <text:p text:style-name="P17">Slow to <text:span text:style-name="T13">On Speed AOA</text:span>, trim to put <text:span text:style-name="T13">aircraft reticle</text:span> <text:span text:style-name="T55">("</text:span><text:span text:style-name="T56">¬·</text:span><text:span text:style-name="T57">⌐</text:span><text:span text:style-name="T59">", </text:span><text:span text:style-name="T54">not velocity vector) </text:span>in the center of the "<text:span text:style-name="T13">E</text:span>", approx <text:span text:style-name="T13">140 to 150 kts</text:span>.</text:p>
        </text:list-item>
        <text:list-item>
          <text:p text:style-name="P17"><text:span text:style-name="T13">Do not flare</text:span>, fly it down into the ground.</text:p>
        </text:list-item>
        <text:list-item>
          <text:p text:style-name="P19">After stopping, <text:span text:style-name="T13">retract airbrake </text:span><text:span text:style-name="T14">and flaps</text:span><text:span text:style-name="T20">.</text:span></text:p>
        </text:list-item>
      </text:list>
      <text:p text:style-name="P3"/>
      <text:p text:style-name="P8"><text:span text:style-name="T50">Carrier Landing -- </text:span><text:span text:style-name="T51">General visual instructions; for proper Case approaches, see other page</text:span></text:p>
      <text:list text:style-name="L2">
        <text:list-item>
          <text:p text:style-name="P30"><text:span text:style-name="T38">Set TACAN</text:span><text:span text:style-name="T25"> to carrier's channel (see steps </text:span><text:span text:style-name="T29">on other page</text:span><text:span text:style-name="T25">).</text:span><text:span text:style-name="T33"> May take up to 2 minutes to warm up.</text:span></text:p>
        </text:list-item>
        <text:list-item>
          <text:p text:style-name="P13"><text:span text:style-name="T10">Set I</text:span><text:span text:style-name="T11">C</text:span><text:span text:style-name="T10">L</text:span><text:span text:style-name="T12">S</text:span><text:span text:style-name="T2"> to carrier's channel for instrument approach guidance </text:span><text:span text:style-name="T4">(see steps below).</text:span></text:p>
        </text:list-item>
        <text:list-item>
          <text:p text:style-name="P30"><text:span text:style-name="T32">Within 50 nmi, c</text:span><text:span text:style-name="T25">ontact carrier and </text:span><text:span text:style-name="T32">say "</text:span><text:span text:style-name="T49">Inbound</text:span><text:span text:style-name="T32">"</text:span><text:span text:style-name="T25">. <text:s/>Carrier will respond with </text:span><text:span text:style-name="T39">BRC</text:span><text:span text:style-name="T28"> </text:span><text:span text:style-name="T25">(</text:span><text:span text:style-name="T28">Base Recovery Course, the heading of the carrier itself</text:span><text:span text:style-name="T25">). <text:s/>Set that as a Course in the </text:span><text:span text:style-name="T40">HSD</text:span><text:span text:style-name="T25"> for reference.</text:span></text:p>
        </text:list-item>
        <text:list-item>
          <text:p text:style-name="P21">Call "<text:span text:style-name="T13">See you at 10</text:span>" when 10 miles out.</text:p>
        </text:list-item>
        <text:list-item>
          <text:p text:style-name="P21">Fly the pattern <text:span text:style-name="T21">(</text:span><text:span text:style-name="T22">left as an exercise to the reader</text:span><text:span text:style-name="T21">)</text:span>.</text:p>
        </text:list-item>
        <text:list-item>
          <text:p text:style-name="P14"><text:span text:style-name="T6">A</text:span><text:span text:style-name="T7">NTI-SKID SPOILER BK</text:span><text:span text:style-name="T3"> switch ... </text:span><text:span text:style-name="T9">OFF</text:span><text:span text:style-name="T3"> (front left panel, bottom)</text:span></text:p>
        </text:list-item>
        <text:list-item>
          <text:p text:style-name="P31"><text:span text:style-name="T35">HOOK BYPASS</text:span><text:span text:style-name="T23"> switch ... </text:span><text:span text:style-name="T37">CARRIER</text:span><text:span text:style-name="T23"> (right console)</text:span></text:p>
        </text:list-item>
        <text:list-item>
          <text:p text:style-name="P28"><text:span text:style-name="T5">Display Mode</text:span><text:span text:style-name="T1"> button ... </text:span><text:span text:style-name="T8">LDG</text:span><text:span text:style-name="T1"> (front right panel) (</text:span><text:span text:style-name="T5">Mode dial </text:span><text:span text:style-name="T8">5</text:span><text:span text:style-name="T1">)</text:span></text:p>
        </text:list-item>
        <text:list-item>
          <text:p text:style-name="P16"><text:span text:style-name="T13">Wing Sweep</text:span> ... <text:span text:style-name="T13">Auto</text:span> (<text:span text:style-name="T16">shift-</text:span><text:span text:style-name="T13">Top Hat up</text:span>)</text:p>
        </text:list-item>
        <text:list-item>
          <text:p text:style-name="P18"><text:span text:style-name="T13">Speed brakes</text:span> ... <text:span text:style-name="T13">Deploy</text:span> and keep out through landing</text:p>
        </text:list-item>
        <text:list-item>
          <text:p text:style-name="P32"><text:span text:style-name="T24">At </text:span><text:span text:style-name="T36">250 kts: </text:span><text:span text:style-name="T37">Landing g</text:span><text:span text:style-name="T36">ear</text:span><text:span text:style-name="T24"> </text:span><text:span text:style-name="T30">and </text:span><text:span text:style-name="T44">Hook</text:span><text:span text:style-name="T24"> ... </text:span><text:span text:style-name="T37">D</text:span><text:span text:style-name="T36">own</text:span><text:span text:style-name="T29"> (</text:span><text:span text:style-name="T40">T5 switch</text:span><text:span text:style-name="T26"> </text:span><text:span text:style-name="T30">and </text:span><text:span text:style-name="T37">shift T5 switch</text:span><text:span text:style-name="T26">)</text:span></text:p>
        </text:list-item>
        <text:list-item>
          <text:p text:style-name="P31"><text:span text:style-name="T24">At </text:span><text:span text:style-name="T36">225 kts:</text:span><text:span text:style-name="T24"> </text:span><text:span text:style-name="T37">F</text:span><text:span text:style-name="T36">laps</text:span><text:span text:style-name="T24"> ... </text:span><text:span text:style-name="T37">D</text:span><text:span text:style-name="T36">own</text:span></text:p>
        </text:list-item>
        <text:list-item>
          <text:p text:style-name="P31"><text:span text:style-name="T37">DLC</text:span><text:span text:style-name="T26"> (</text:span><text:span text:style-name="T27">Direct</text:span><text:span text:style-name="T26"> Lift Control) ... </text:span><text:span text:style-name="T37">Activate</text:span><text:span text:style-name="T24"> (</text:span><text:span text:style-name="T36">Gray Reset Hat press</text:span><text:span text:style-name="T24">, </text:span><text:span text:style-name="T26">flaps must be down</text:span><text:span text:style-name="T24">)</text:span></text:p>
        </text:list-item>
        <text:list-item>
          <text:p text:style-name="P18">Slow to <text:span text:style-name="T13">On Speed AOA</text:span>, trim to put <text:span text:style-name="T13">aircraft reticle</text:span> <text:span text:style-name="T55">("</text:span><text:span text:style-name="T56">¬·</text:span><text:span text:style-name="T57">⌐</text:span><text:span text:style-name="T59">"</text:span><text:span text:style-name="T54">) </text:span>in the center of the "<text:span text:style-name="T13">E</text:span>", approx <text:span text:style-name="T13">140 to 150 kts</text:span>.</text:p>
        </text:list-item>
        <text:list-item>
          <text:p text:style-name="P31"><text:span text:style-name="T25">On final turn, call </text:span><text:span text:style-name="T37">Tomcat</text:span><text:span text:style-name="T38"> Ball</text:span><text:span text:style-name="T25"> (</text:span><text:span text:style-name="T38">B6 button</text:span><text:span text:style-name="T25">) to get LSO guidance.</text:span></text:p>
        </text:list-item>
        <text:list-item>
          <text:p text:style-name="P21">Put VV about at the crotch of the carrier, where the front of the angled deck meets the main flight deck on the port side.</text:p>
        </text:list-item>
        <text:list-item>
          <text:p text:style-name="P21">Fly it down to an "<text:span text:style-name="T13">OK 3-wire</text:span>".</text:p>
        </text:list-item>
        <text:list-item>
          <text:p text:style-name="P20">After stopping: <text:span text:style-name="T13">retract </text:span><text:span text:style-name="T15">hook, </text:span><text:span text:style-name="T13">airbrake, </text:span><text:span text:style-name="T15">and</text:span><text:span text:style-name="T14"> flaps, </text:span><text:span text:style-name="T15">and </text:span><text:span text:style-name="T18">fully</text:span><text:span text:style-name="T15"> sweep wings (</text:span><text:span text:style-name="T18">shift-</text:span><text:span text:style-name="T15">Top Hat back)</text:span><text:span text:style-name="T20">.</text:span></text:p>
        </text:list-item>
      </text:list>
      <text:p text:style-name="P5"/>
      <text:p text:style-name="P7"><text:span text:style-name="T45">I</text:span><text:span text:style-name="T46">C</text:span><text:span text:style-name="T45">LS </text:span><text:span text:style-name="T49">landing</text:span></text:p>
      <text:list text:style-name="L3">
        <text:list-item>
          <text:p text:style-name="P22">I<text:span text:style-name="T63">C</text:span>LS panel is on right console forward<text:span text:style-name="T60"> (</text:span><text:span text:style-name="T17">ARA-63</text:span><text:span text:style-name="T61"> control panel</text:span><text:span text:style-name="T60">)</text:span></text:p>
        </text:list-item>
        <text:list-item>
          <text:p text:style-name="P22">Tune to carrier's I<text:span text:style-name="T63">C</text:span>LS channel and power on.</text:p>
        </text:list-item>
        <text:list-item>
          <text:p text:style-name="P23"><text:span text:style-name="T13">Display Mode</text:span> <text:span text:style-name="T62">button ...</text:span> <text:span text:style-name="T13">LDG</text:span><text:span text:style-name="T65"> (front right panel)</text:span> (<text:span text:style-name="T13">Mode dial 5</text:span>)</text:p>
        </text:list-item>
        <text:list-item>
          <text:p text:style-name="P25"><text:span text:style-name="T13">HUD AWL</text:span> switch ... <text:span text:style-name="T19">ILS</text:span></text:p>
        </text:list-item>
        <text:list-item>
          <text:p text:style-name="P33"><text:span text:style-name="T48">VDI AWL</text:span><text:span text:style-name="T31"> switch ... </text:span><text:span text:style-name="T47">ILS</text:span></text:p>
        </text:list-item>
        <text:list-item>
          <text:p text:style-name="P25"><text:span text:style-name="T13">HSD Mode</text:span> switch ... <text:span text:style-name="T13">NAV</text:span></text:p>
        </text:list-item>
        <text:list-item>
          <text:p text:style-name="P23"><text:span text:style-name="T13">STEER CMD</text:span> <text:span text:style-name="T62">button</text:span> ... <text:span text:style-name="T13">AWL/PCD</text:span></text:p>
        </text:list-item>
        <text:list-item>
          <text:p text:style-name="P22"><text:span text:style-name="T13">Display switches</text:span> for <text:span text:style-name="T13">HUD </text:span><text:span text:style-name="T19">AWL</text:span><text:span text:style-name="T64"> </text:span>and <text:span text:style-name="T13">VDI </text:span><text:span text:style-name="T19">AWL</text:span><text:span text:style-name="T64"> </text:span>to <text:span text:style-name="T13">ILS</text:span> (<text:span text:style-name="T64">front right panel)</text:span></text:p>
        </text:list-item>
        <text:list-item>
          <text:p text:style-name="P22"><text:span text:style-name="T13">STEER CMD</text:span> switch ... <text:span text:style-name="T13">AWL/PCD</text:span></text:p>
        </text:list-item>
        <text:list-item>
          <text:p text:style-name="P22">Needles should appear on HUD and VDI.</text:p>
        </text:list-item>
        <text:list-item>
          <text:p text:style-name="P24">Put <text:span text:style-name="T14">aircraft reticle</text:span><text:span text:style-name="T53"> </text:span><text:span text:style-name="T55">("</text:span><text:span text:style-name="T56">¬·</text:span><text:span text:style-name="T57">⌐</text:span><text:span text:style-name="T59">"</text:span><text:span text:style-name="T54">)</text:span><text:span text:style-name="T59"> </text:span><text:span text:style-name="T58">on the center of the needles.</text:span></text:p>
        </text:list-item>
      </text:list>
      <text:p text:style-name="P6"/>
      <text:p text:style-name="P2"><text:span text:style-name="T62">Landing with ACLS (</text:span>Automatic Carrier Landing System<text:span text:style-name="T62">)</text:span></text:p>
      <text:list text:style-name="L4">
        <text:list-item>
          <text:p text:style-name="P26">See next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01:53.895000000</dc:date>
    <meta:editing-duration>PT14H3M39S</meta:editing-duration>
    <meta:editing-cycles>7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2" meta:word-count="530" meta:character-count="2752" meta:non-whitespace-character-count="2313"/>
  </office:meta>
</office:document-meta>
</file>